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00" draw:fill-color="#ffff00" draw:textarea-horizontal-align="justify" draw:textarea-vertical-align="middle" draw:auto-grow-height="false" fo:min-height="3.455cm" fo:min-width="4.8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color="#ffff00" draw:fill-color="#ffff00" draw:textarea-horizontal-align="justify" draw:textarea-vertical-align="middle" draw:auto-grow-height="false" fo:min-height="3.455cm" fo:min-width="4.836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6cm" svg:height="3.705cm" svg:x="30.716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19.194cm" svg:y="6.0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13.494cm" svg:y="6.0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79cm" svg:height="2.384cm" svg:x="12.789cm" svg:y="13.588cm">
          <draw:text-box>
            <text:p text:style-name="P2">hm</text:p>
            <text:p text:style-name="P2">Hectómetro</text:p>
            <text:p text:style-name="P2">100 m</text:p>
          </draw:text-box>
        </draw:frame>
        <draw:frame draw:style-name="gr3" draw:text-style-name="P3" draw:layer="layout" svg:width="3.872cm" svg:height="2.384cm" svg:x="8.747cm" svg:y="6.842cm">
          <draw:text-box>
            <text:p text:style-name="P2">dam</text:p>
            <text:p text:style-name="P2">Decámetro</text:p>
            <text:p text:style-name="P2">10 m</text:p>
          </draw:text-box>
        </draw:frame>
        <draw:frame draw:style-name="gr4" draw:text-style-name="P3" draw:layer="layout" svg:width="3.177cm" svg:height="2.384cm" svg:x="8.345cm" svg:y="13.588cm">
          <draw:text-box>
            <text:p text:style-name="P2">km</text:p>
            <text:p text:style-name="P2">Kilómetro</text:p>
            <text:p text:style-name="P2">1000 m</text:p>
          </draw:text-box>
        </draw:frame>
        <draw:frame draw:style-name="gr5" draw:text-style-name="P3" draw:layer="layout" svg:width="3.495cm" svg:height="2.384cm" svg:x="3.583cm" svg:y="13.588cm">
          <draw:text-box>
            <text:p text:style-name="P2">Mam</text:p>
            <text:p text:style-name="P2">Miriámetro</text:p>
            <text:p text:style-name="P2">10000 m</text:p>
          </draw:text-box>
        </draw:frame>
        <draw:frame draw:style-name="gr6" draw:text-style-name="P3" draw:layer="layout" svg:width="4.024cm" svg:height="2.384cm" svg:x="-1.608cm" svg:y="13.588cm">
          <draw:text-box>
            <text:p text:style-name="P2">Mm</text:p>
            <text:p text:style-name="P2">Megámetro</text:p>
            <text:p text:style-name="P2">1.000.000 m</text:p>
          </draw:text-box>
        </draw:frame>
        <draw:frame draw:style-name="gr3" draw:text-style-name="P3" draw:layer="layout" svg:width="2.15cm" svg:height="2.384cm" svg:x="15.233cm" svg:y="6.842cm">
          <draw:text-box>
            <text:p text:style-name="P2">m</text:p>
            <text:p text:style-name="P2">Metro</text:p>
            <text:p text:style-name="P2">1 m</text:p>
          </draw:text-box>
        </draw:frame>
        <draw:frame draw:style-name="gr3" draw:text-style-name="P3" draw:layer="layout" svg:width="3.872cm" svg:height="2.384cm" svg:x="19.988cm" svg:y="6.871cm">
          <draw:text-box>
            <text:p text:style-name="P2">dm</text:p>
            <text:p text:style-name="P2">Decímetro</text:p>
            <text:p text:style-name="P2">0,1 m</text:p>
          </draw:text-box>
        </draw:frame>
        <draw:frame draw:style-name="gr7" draw:text-style-name="P3" draw:layer="layout" svg:width="3.321cm" svg:height="2.525cm" svg:x="32.007cm" svg:y="6.715cm">
          <draw:text-box>
            <text:p text:style-name="P2">mm</text:p>
            <text:p text:style-name="P2">Milímetro</text:p>
            <text:p text:style-name="P2">0,001 m</text:p>
          </draw:text-box>
        </draw:frame>
        <draw:frame draw:style-name="gr8" draw:text-style-name="P3" draw:layer="layout" svg:width="4.265cm" svg:height="2.499cm" svg:x="46.254cm" svg:y="13.233cm">
          <draw:text-box>
            <text:p text:style-name="P2">µm</text:p>
            <text:p text:style-name="P2">Micrómetro</text:p>
            <text:p text:style-name="P2">0,000001 m</text:p>
          </draw:text-box>
        </draw:frame>
        <draw:frame draw:style-name="gr9" draw:text-style-name="P3" draw:layer="layout" svg:width="5.063cm" svg:height="3.095cm" svg:x="51.787cm" svg:y="13.233cm">
          <draw:text-box>
            <text:p text:style-name="P2">nm</text:p>
            <text:p text:style-name="P2">Nanómetro</text:p>
            <text:p text:style-name="P2">0,000000001 m</text:p>
          </draw:text-box>
        </draw:frame>
        <draw:custom-shape draw:style-name="gr1" draw:text-style-name="P1" draw:layer="layout" svg:width="5.336cm" svg:height="3.705cm" svg:x="24.894cm" svg:y="6.0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72cm" svg:height="2.384cm" svg:x="25.711cm" svg:y="6.842cm">
          <draw:text-box>
            <text:p text:style-name="P2">cm</text:p>
            <text:p text:style-name="P2">Centímetro</text:p>
            <text:p text:style-name="P2">0,01 m</text:p>
          </draw:text-box>
        </draw:frame>
        <draw:custom-shape draw:style-name="gr10" draw:text-style-name="P1" draw:layer="layout" svg:width="5.336cm" svg:height="3.705cm" svg:x="36.716cm" svg:y="6.058cm">
          <text:p text:style-name="P2">µm</text:p>
          <text:p text:style-name="P2">Micrómetro</text:p>
          <text:p text:style-name="P2">0.00000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-2.649cm" svg:y="1.635cm">
          <text:p text:style-name="P2">m</text:p>
          <text:p text:style-name="P2">Metro</text:p>
          <text:p text:style-name="P2">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2.851cm" svg:y="1.635cm">
          <text:p text:style-name="P2">dm</text:p>
          <text:p text:style-name="P2">Decímetro</text:p>
          <text:p text:style-name="P2">0,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8.351cm" svg:y="1.635cm">
          <text:p text:style-name="P2">cm</text:p>
          <text:p text:style-name="P2">Centímetro</text:p>
          <text:p text:style-name="P2">0,0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13.851cm" svg:y="1.635cm">
          <text:p text:style-name="P2">mm</text:p>
          <text:p text:style-name="P2">Milímetro</text:p>
          <text:p text:style-name="P2">0,00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19.351cm" svg:y="1.635cm">
          <text:p text:style-name="P2"/>
          <text:p text:style-name="P2"/>
          <text:p text:style-name="P2">0,000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24.851cm" svg:y="1.635cm">
          <text:p text:style-name="P2"/>
          <text:p text:style-name="P2"/>
          <text:p text:style-name="P2">0,00001 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6cm" svg:height="3.705cm" svg:x="30.451cm" svg:y="1.635cm">
          <text:p text:style-name="P2">µm</text:p>
          <text:p text:style-name="P2">Micrómetro</text:p>
          <text:p text:style-name="P2">0,000001 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36.063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41.763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47.263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6cm" svg:height="3.705cm" svg:x="73.651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0T19:03:45.288038043</meta:creation-date>
    <dc:date>2016-03-11T10:42:40.006047846</dc:date>
    <dc:creator>Eduardo Grosclaude</dc:creator>
    <meta:editing-duration>PT6M20S</meta:editing-duration>
    <meta:editing-cycles>2</meta:editing-cycles>
    <meta:generator>LibreOffice/5.0.4.2$Linux_X86_64 LibreOffice_project/2b9802c1994aa0b7dc6079e128979269cf95bc78</meta:generator>
    <meta:document-statistic meta:object-count="27"/>
  </office:meta>
</office:document-meta>
</file>